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2.587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fo:font-weight="bold" style:font-weight-asian="bold" style:font-weight-complex="bold"/>
    </style:style>
    <style:style style:name="T1" style:family="text">
      <style:text-properties fo:color="#ffffff" style:font-name="Andale Mono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8cm" svg:height="3.5cm" svg:x="0.948cm" svg:y="0.7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929cm" svg:height="2.837cm" svg:x="0.861cm" svg:y="1.159cm">
          <draw:text-box>
            <text:p text:style-name="P2"><text:span text:style-name="T1">int i = 0 ;</text:span></text:p>
            <text:p text:style-name="P2"><text:span text:style-name="T1">for (i = 0 ; i&lt;10 ; i++)</text:span></text:p>
            <text:p text:style-name="P2"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res = i*2 + res /4;</text:span></text:p>
            <text:p text:style-name="P2"><text:span text:style-name="T1"><text:tab/></text:span><text:span text:style-name="T1">}</text:span></text:p>
          </draw:text-box>
        </draw:frame>
        <draw:custom-shape draw:style-name="gr1" draw:text-style-name="P1" draw:layer="layout" svg:width="8.28cm" svg:height="3.5cm" svg:x="10.749cm" svg:y="0.7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929cm" svg:height="2.837cm" svg:x="10.981cm" svg:y="1.325cm">
          <draw:text-box>
            <text:p text:style-name="P2"><text:span text:style-name="T1">0100011101010110100010011</text:span></text:p>
            <text:p text:style-name="P2"><text:span text:style-name="T1">1000101011000001010111011</text:span></text:p>
            <text:p text:style-name="P2"><text:span text:style-name="T1">1000000000100101111111110</text:span></text:p>
            <text:p text:style-name="P2"><text:span text:style-name="T1">1000101011000001001011011</text:span></text:p>
          </draw:text-box>
        </draw:frame>
        <draw:custom-shape draw:style-name="gr3" draw:text-style-name="P1" draw:layer="layout" svg:width="1.398cm" svg:height="1.172cm" svg:x="9.313cm" svg:y="1.87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2:30:11.066814701</meta:creation-date>
    <dc:date>2018-01-21T22:51:30.301583167</dc:date>
    <meta:editing-duration>PT2M4S</meta:editing-duration>
    <meta:editing-cycles>4</meta:editing-cycles>
    <meta:generator>LibreOffice/4.2.8.2$Linux_X86_64 LibreOffice_project/420m0$Build-2</meta:generator>
    <meta:document-statistic meta:object-count="5"/>
  </office:meta>
</office:document-meta>
</file>